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1-0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1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1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2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03534545455" calcext:value-type="float">
            <text:p>16.89035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78973333333" calcext:value-type="float">
            <text:p>17.1278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4297931035" calcext:value-type="float">
            <text:p>17.31242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9824" calcext:value-type="float">
            <text:p>17.18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7896" calcext:value-type="float">
            <text:p>16.93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0564137931" calcext:value-type="float">
            <text:p>16.600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19864" calcext:value-type="float">
            <text:p>16.45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6157241379" calcext:value-type="float">
            <text:p>16.56661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9976" calcext:value-type="float">
            <text:p>16.69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36141428571" calcext:value-type="float">
            <text:p>16.833614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91304" calcext:value-type="float">
            <text:p>16.9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94990967742" calcext:value-type="float">
            <text:p>17.5494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66448" calcext:value-type="float">
            <text:p>17.7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84402580645" calcext:value-type="float">
            <text:p>17.8284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58112" calcext:value-type="float">
            <text:p>17.94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7852903226" calcext:value-type="float">
            <text:p>17.995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27980645161" calcext:value-type="float">
            <text:p>17.9627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83232" calcext:value-type="float">
            <text:p>17.97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03716129032" calcext:value-type="float">
            <text:p>18.09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33672" calcext:value-type="float">
            <text:p>18.20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68865806452" calcext:value-type="float">
            <text:p>18.3268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1324444444" calcext:value-type="float">
            <text:p>18.38813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2416" calcext:value-type="float">
            <text:p>18.5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0137" calcext:value-type="float">
            <text:p>19.130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71168" calcext:value-type="float">
            <text:p>19.1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5189677419" calcext:value-type="float">
            <text:p>19.318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18038709677" calcext:value-type="float">
            <text:p>19.471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6535483871" calcext:value-type="float">
            <text:p>19.106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972" calcext:value-type="float">
            <text:p>18.9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3129032258" calcext:value-type="float">
            <text:p>19.0463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88871724138" calcext:value-type="float">
            <text:p>19.15888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51470967742" calcext:value-type="float">
            <text:p>19.305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80311428571" calcext:value-type="float">
            <text:p>19.40803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9819354839" calcext:value-type="float">
            <text:p>19.519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95332903226" calcext:value-type="float">
            <text:p>19.7895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7504" calcext:value-type="float">
            <text:p>19.89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8926451613" calcext:value-type="float">
            <text:p>20.046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90248" calcext:value-type="float">
            <text:p>20.23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39891612903" calcext:value-type="float">
            <text:p>20.093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6183225806" calcext:value-type="float">
            <text:p>19.7816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8884" calcext:value-type="float">
            <text:p>19.22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8118709677" calcext:value-type="float">
            <text:p>19.1548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64664" calcext:value-type="float">
            <text:p>19.27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6206451613" calcext:value-type="float">
            <text:p>19.394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75414285714" calcext:value-type="float">
            <text:p>19.5175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9455483871" calcext:value-type="float">
            <text:p>19.60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26072" calcext:value-type="float">
            <text:p>19.74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65790344828" calcext:value-type="float">
            <text:p>19.84657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72016" calcext:value-type="float">
            <text:p>19.97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1122758621" calcext:value-type="float">
            <text:p>20.11911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8568" calcext:value-type="float">
            <text:p>20.03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9272" calcext:value-type="float">
            <text:p>19.63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34499310345" calcext:value-type="float">
            <text:p>19.27344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14" calcext:value-type="float">
            <text:p>19.28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47848275862" calcext:value-type="float">
            <text:p>19.3647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09136" calcext:value-type="float">
            <text:p>19.45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3885714286" calcext:value-type="float">
            <text:p>19.546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28815172414" calcext:value-type="float">
            <text:p>19.61288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74073333333" calcext:value-type="float">
            <text:p>19.55740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5019862069" calcext:value-type="float">
            <text:p>19.69501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39461935484" calcext:value-type="float">
            <text:p>19.8239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69096" calcext:value-type="float">
            <text:p>19.92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33967741936" calcext:value-type="float">
            <text:p>19.8033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64712258065" calcext:value-type="float">
            <text:p>19.5264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892" calcext:value-type="float">
            <text:p>19.0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18449032258" calcext:value-type="float">
            <text:p>19.1118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908" calcext:value-type="float">
            <text:p>19.2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03698064516" calcext:value-type="float">
            <text:p>19.2803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10197142857" calcext:value-type="float">
            <text:p>19.3710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29953548387" calcext:value-type="float">
            <text:p>19.4429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144672" calcext:value-type="float">
            <text:p>19.59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0654" calcext:value-type="float">
            <text:p>19.71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47549230769" calcext:value-type="float">
            <text:p>19.81475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69394782609" calcext:value-type="float">
            <text:p>20.00693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997" calcext:value-type="float">
            <text:p>20.07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0469" calcext:value-type="float">
            <text:p>19.500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24672" calcext:value-type="float">
            <text:p>19.89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63712" calcext:value-type="float">
            <text:p>19.88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6656" calcext:value-type="float">
            <text:p>19.87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41792" calcext:value-type="float">
            <text:p>19.87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588" calcext:value-type="float">
            <text:p>19.6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22336" calcext:value-type="float">
            <text:p>19.85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855100073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14" meta:object-count="0"/>
    <meta:user-defined meta:name="AppVersion">3.0</meta:user-defined>
  </office:meta>
</office:document-meta>
</file>